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sv" fo:country="SE" officeooo:rsid="0002d16e" officeooo:paragraph-rsid="0002d16e"/>
    </style:style>
    <style:style style:name="P2" style:family="paragraph" style:parent-style-name="Standard">
      <style:text-properties fo:language="sv" fo:country="SE" officeooo:rsid="00044783" officeooo:paragraph-rsid="00044783"/>
    </style:style>
    <style:style style:name="P3" style:family="paragraph" style:parent-style-name="Standard">
      <style:text-properties fo:language="sv" fo:country="SE" officeooo:rsid="0004a5d5" officeooo:paragraph-rsid="0004a5d5"/>
    </style:style>
    <style:style style:name="P4" style:family="paragraph" style:parent-style-name="Standard">
      <style:paragraph-properties fo:text-align="end" style:justify-single-word="false"/>
      <style:text-properties fo:language="sv" fo:country="SE" officeooo:rsid="0004a5d5" officeooo:paragraph-rsid="0004a5d5"/>
    </style:style>
    <style:style style:name="P5" style:family="paragraph" style:parent-style-name="Title">
      <style:text-properties fo:language="sv" fo:country="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skrivning av hemsidan</text:p>
      <text:p text:style-name="P1">Jag valde att göra en hemsida om ikoniska FPS-titlar genom tiderna.</text:p>
      <text:p text:style-name="P1">Hemsidan består av följande filer:</text:p>
      <text:h text:style-name="Heading_20_2" text:outline-level="2">index.html</text:h>
      <text:p text:style-name="P1">Startsidan och även listan över alla titlar, uppdelat I fyra kapitel med navigationsmeny högst upp. Varje bild/titel är klickbar och skickar användaren vidare till info.html med spelets id som URL-parameter. Kapitel-rubriker är klickbara och kollapsar respektive kapitel.</text:p>
      <text:p text:style-name="P1">Sidan är responsiv och justerar positionering, marginaler och textstorlek baserat på fönsterstorlek.</text:p>
      <text:h text:style-name="Heading_20_2" text:outline-level="2">info.html</text:h>
      <text:p text:style-name="P1">Denna sida visar detaljerad information om det valda spelet. Sidan använder JavaScript och jQuery för att hämta data från en JSON-fil och fylla i elementen med korrekt information. Även denna sida är responsiv och justerar sin layout baserat på fönsterstorlek.</text:p>
      <text:p text:style-name="P1">Om ett spel inte har ”features”-data så döljs motsvarande lista.</text:p>
      <text:p text:style-name="P1">När användaren fyller i önskelisteformuläret korrekt så döljs formuläret och ett meddelande visas.</text:p>
      <text:h text:style-name="Heading_20_2" text:outline-level="2">index2.html</text:h>
      <text:p text:style-name="P2">Mitt försök till att rendera hela sidan via JavaScript. Det fungerade fint, men navigationsmenyn fungerade inte pålitligt när man navigerade till denna sida från info.html, då bilderna läses in efter att sidan har hunnit laddas.</text:p>
      <text:h text:style-name="Heading_20_2" text:outline-level="2">JavaScript</text:h>
      <text:p text:style-name="P3">accordion.js innehåller koden för att kollapsa kapitel-segment.</text:p>
      <text:p text:style-name="P3">buildFromJSON.js sköter renderingen av index2.html.</text:p>
      <text:p text:style-name="P3">gameInfo.js hämtar JSON-data och fyller i taggarna för info.html.</text:p>
      <text:p text:style-name="P3">wishlist.js innehåller koden för önskelisteformuläret.</text:p>
      <text:p text:style-name="P3">url.js är kod jag har hämtat från <text:a xlink:type="simple" xlink:href="https://github.com/websanova/js-url" text:style-name="Internet_20_link" text:visited-style-name="Visited_20_Internet_20_Link">https://github.com/websanova/js-url</text:a> för att hämta ut URL-parametrar.</text:p>
      <text:p text:style-name="P3"/>
      <text:p text:style-name="P3"/>
      <text:p text:style-name="P4">Jonas Theslöf</text:p>
      <text:p text:style-name="P4">2017-11-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2:50:39.176006000</meta:creation-date>
    <dc:date>2017-11-07T13:27:52.755909000</dc:date>
    <meta:editing-duration>PT16M32S</meta:editing-duration>
    <meta:editing-cycles>1</meta:editing-cycles>
    <meta:document-statistic meta:table-count="0" meta:image-count="0" meta:object-count="0" meta:page-count="1" meta:paragraph-count="20" meta:word-count="212" meta:character-count="1543" meta:non-whitespace-character-count="1351"/>
    <meta:generator>LibreOffice/5.4.2.2$MacOSX_X86_64 LibreOffice_project/22b09f6418e8c2d508a9eaf86b2399209b0990f4</meta:generator>
  </office:meta>
</office:document-meta>
</file>